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style="normal" fo:font-weight="normal" officeooo:paragraph-rsid="0010dbfb" fo:background-color="#1f1f1f" style:font-style-asian="normal" style:font-style-complex="normal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style="normal" fo:font-weight="normal" fo:background-color="#1f1f1f" style:font-style-asian="normal" style:font-style-complex="normal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style="normal" fo:font-weight="normal" officeooo:rsid="000bca3b" officeooo:paragraph-rsid="000bca3b" fo:background-color="#1f1f1f" style:font-style-asian="normal" style:font-style-complex="normal"/>
    </style:style>
    <style:style style:name="P4" style:family="paragraph" style:parent-style-name="Standard">
      <style:text-properties fo:color="#cccccc" loext:opacity="100%" style:font-name="Droid Sans Mono" fo:font-size="10.5pt" fo:font-style="normal" fo:font-weight="normal" fo:background-color="#1f1f1f" style:font-style-asian="normal" style:font-style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officeooo:rsid="0009eb55" officeooo:paragraph-rsid="0009eb55" style:font-style-asian="normal" style:font-style-complex="normal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Droid Sans Mono" fo:font-size="10.5pt" fo:font-style="normal" fo:font-weight="normal" fo:background-color="#1f1f1f" loext:char-shading-value="0" style:font-style-asian="normal" style:font-style-complex="normal"/>
    </style:style>
    <style:style style:name="T3" style:family="text">
      <style:text-properties fo:color="#cccccc" loext:opacity="100%" style:font-name="Droid Sans Mono" fo:font-size="10.5pt" fo:font-style="normal" fo:font-weight="normal" fo:background-color="#1f1f1f" loext:char-shading-value="0" style:font-style-asian="normal" style:font-style-complex="normal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font-style="normal" fo:font-weight="normal" fo:background-color="#1f1f1f" loext:char-shading-value="0" style:font-style-asian="normal" style:font-style-complex="normal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size="10.5pt" fo:font-style="normal" fo:font-weight="normal" fo:background-color="#1f1f1f" loext:char-shading-value="0" style:font-style-asian="normal" style:font-style-complex="normal"/>
    </style:style>
    <style:style style:name="T8" style:family="text">
      <style:text-properties fo:color="#d7ba7d" loext:opacity="100%"/>
    </style:style>
    <style:style style:name="T9" style:family="text">
      <style:text-properties fo:color="#d7ba7d" loext:opacity="100%" style:font-name="Droid Sans Mono" fo:font-size="10.5pt" fo:font-style="normal" fo:font-weight="normal" fo:background-color="#1f1f1f" loext:char-shading-value="0" style:font-style-asian="normal" style:font-style-complex="normal"/>
    </style:style>
    <style:style style:name="T10" style:family="text">
      <style:text-properties fo:color="#b5cea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irs</text:p>
      <text:p text:style-name="P1">{</text:p>
      <text:p text:style-name="P1"><text:span text:style-name="T1">"t"</text:span>: <text:span text:style-name="T4">false</text:span>,</text:p>
      <text:p text:style-name="P2"><text:span text:style-name="T1">"e0"</text:span>: <text:span text:style-name="T6">"Bulleit Bourbon Barrel Aged G'Knight Oskar Blues Grill &amp; Brew American Amber / Red Ale 8.70 %"</text:span>,</text:p>
      <text:p text:style-name="P1"><text:span text:style-name="T1">"e1"</text:span>: <text:span text:style-name="T6">"Figure Eight Bourbon Barrel Aged Jumbo Love Figure Eight Brewing Barley Wine -"</text:span></text:p>
      <text:p text:style-name="P1">},</text:p>
      <text:p text:style-name="P1">{</text:p>
      <text:p text:style-name="P1"><text:span text:style-name="T1">"t"</text:span>: <text:span text:style-name="T4">false</text:span>,</text:p>
      <text:p text:style-name="P2"><text:span text:style-name="T1">"e0"</text:span>: <text:span text:style-name="T6">"Double Dragon Imperial Red Ale Phillips Brewing Company American Amber / Red Ale 8.20 %"</text:span>,</text:p>
      <text:p text:style-name="P1"><text:span text:style-name="T1">"e1"</text:span>: <text:span text:style-name="T6">"Scuttlebutt Mateo Loco Imperial Red Ale Scuttlebutt Brewing Co. . American Strong Ale 7.10 %"</text:span></text:p>
      <text:p text:style-name="P1">}</text:p>
      <text:p text:style-name="P5"/>
      <text:p text:style-name="P6">Prompts</text:p>
      <text:p text:style-name="P5"/>
      <text:p text:style-name="Standard"><text:span text:style-name="T3">{</text:span><text:span text:style-name="T2">"p"</text:span><text:span text:style-name="T3">: </text:span><text:span text:style-name="T7">"Do the two entity descriptions match? Answer with 'Yes' if they do and 'No' if they do not.</text:span><text:span text:style-name="T9">\n</text:span><text:span text:style-name="T7">Entity 1: 'Bulleit </text:span>Bourbon<text:span text:style-name="T7"> Barrel Aged G'Knight Oskar Blues Grill &amp; Brew American Amber / Red Ale 8.70 %'</text:span><text:span text:style-name="T9">\n</text:span><text:span text:style-name="T7">Entity 2: 'Figure Eight Bourbon Barrel Aged Jumbo Love Figure Eight Brewing Barley Wine -'</text:span><text:span text:style-name="T9">\n</text:span><text:span text:style-name="T7">"</text:span><text:span text:style-name="T3">, </text:span><text:span text:style-name="T2">"t"</text:span><text:span text:style-name="T3">: </text:span><text:span text:style-name="T5">false</text:span><text:span text:style-name="T3">},</text:span></text:p>
      <text:p text:style-name="P2"/>
      <text:p text:style-name="P2">{<text:span text:style-name="T1">"p"</text:span>: <text:span text:style-name="T6">"Do the two entity descriptions match? Answer with 'Yes' if they do and 'No' if they do not.</text:span><text:span text:style-name="T8">\n</text:span><text:span text:style-name="T6">Entity 1: 'Double Dragon Imperial Red Ale Phillips Brewing Company American Amber / Red Ale 8.20 %'</text:span><text:span text:style-name="T8">\n</text:span><text:span text:style-name="T6">Entity 2: 'Scuttlebutt Mateo Loco Imperial Red Ale Scuttlebutt Brewing Co. . American Strong Ale 7.10 %'</text:span><text:span text:style-name="T8">\n</text:span><text:span text:style-name="T6">"</text:span>, <text:span text:style-name="T1">"t"</text:span>: <text:span text:style-name="T4">false</text:span>},</text:p>
      <text:p text:style-name="P5"/>
      <text:p text:style-name="P5"/>
      <text:p text:style-name="Standard">Results on 450 pairs using "gpt-3.5-turbo-instruct"</text:p>
      <text:p text:style-name="P3"/>
      <text:p text:style-name="P2">{</text:p>
      <text:p text:style-name="P2"><text:span text:style-name="T1">"Accuracy"</text:span>: <text:span text:style-name="T10">0.9155555555555556</text:span>,</text:p>
      <text:p text:style-name="P2"><text:span text:style-name="T1">"Precision"</text:span>: <text:span text:style-name="T10">0.9166666666666666</text:span>,</text:p>
      <text:p text:style-name="P2"><text:span text:style-name="T1">"Recall"</text:span>: <text:span text:style-name="T10">0.4852941176470588</text:span>,</text:p>
      <text:p text:style-name="P2"><text:span text:style-name="T1">"F1"</text:span>: <text:span text:style-name="T10">0.6346153846153846</text:span>,</text:p>
      <text:p text:style-name="P2">}</text:p>
      <text:p text:style-name="P4"/>
      <text:p text:style-name="P2"/>
      <text:p text:style-name="Standard">token count: 35800</text:p>
      <text:p text:style-name="Standard">cost at 0.002/1000 token is 0.07$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1:16:46.603467067</meta:creation-date>
    <dc:date>2023-11-02T13:03:34.721717833</dc:date>
    <meta:editing-duration>PT1H46M43S</meta:editing-duration>
    <meta:editing-cycles>9</meta:editing-cycles>
    <meta:generator>LibreOffice/7.5.7.1$Linux_X86_64 LibreOffice_project/50$Build-1</meta:generator>
    <meta:print-date>2023-11-02T13:00:17.488103894</meta:print-date>
    <meta:document-statistic meta:table-count="0" meta:image-count="0" meta:object-count="0" meta:page-count="1" meta:paragraph-count="23" meta:word-count="205" meta:character-count="1280" meta:non-whitespace-character-count="1098"/>
  </office:meta>
</office:document-meta>
</file>